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14.35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1.7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2.618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9.35cm" loext:decorative="false"/>
      <style:paragraph-properties style:writing-mode="lr-tb"/>
    </style:style>
    <style:style style:name="gr6" style:family="graphic" style:parent-style-name="Обычный_5f_1_5f_1_5f_2">
      <style:graphic-properties draw:stroke="none" draw:fill="none" fo:min-height="11.981cm" loext:decorative="false"/>
      <style:paragraph-properties style:writing-mode="lr-tb"/>
    </style:style>
    <style:style style:name="gr7" style:family="graphic" style:parent-style-name="Обычный_5f_1_5f_1_5f_2">
      <style:graphic-properties draw:stroke="none" draw:fill="none" fo:min-height="7.531cm" loext:decorative="false"/>
      <style:paragraph-properties style:writing-mode="lr-tb"/>
    </style:style>
    <style:style style:name="gr8" style:family="graphic" style:parent-style-name="Обычный_5f_1_5f_1_5f_2">
      <style:graphic-properties draw:stroke="none" draw:fill="none" fo:min-height="4.589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0.15cm" loext:decorative="false"/>
      <style:paragraph-properties style:writing-mode="lr-tb"/>
    </style:style>
    <style:style style:name="gr10" style:family="graphic" style:parent-style-name="Обычный_5f_3">
      <style:graphic-properties draw:stroke="none" draw:fill="none" fo:min-height="13.35cm" loext:decorative="false"/>
      <style:paragraph-properties style:writing-mode="lr-tb"/>
    </style:style>
    <style:style style:name="gr11" style:family="graphic" style:parent-style-name="Обычный_5f_3_5f_3">
      <style:graphic-properties draw:stroke="none" draw:fill="none" fo:min-height="9.504cm" loext:decorative="false"/>
      <style:paragraph-properties style:writing-mode="lr-tb"/>
    </style:style>
    <style:style style:name="gr12" style:family="graphic" style:parent-style-name="Обычный_5f_3_5f_2">
      <style:graphic-properties draw:stroke="none" draw:fill="none" fo:min-height="11.632cm" loext:decorative="false"/>
      <style:paragraph-properties style:writing-mode="lr-tb"/>
    </style:style>
    <style:style style:name="gr13" style:family="graphic" style:parent-style-name="Обычный_5f_3_5f_2_5f_2" style:list-style-name="L2">
      <style:graphic-properties draw:stroke="none" draw:fill="none" fo:min-height="6.931cm" loext:decorative="false"/>
      <style:paragraph-properties style:writing-mode="lr-tb"/>
    </style:style>
    <style:style style:name="gr14" style:family="graphic" style:parent-style-name="Обычный_5f_3_5f_2_5f_2">
      <style:graphic-properties draw:stroke="none" draw:fill="none" fo:min-height="6.14cm" loext:decorative="false"/>
      <style:paragraph-properties style:writing-mode="lr-tb"/>
    </style:style>
    <style:style style:name="gr15" style:family="graphic" style:parent-style-name="Обычный_5f_3_5f_2_5f_2">
      <style:graphic-properties draw:stroke="none" draw:fill="none" fo:min-height="5.15cm" loext:decorative="false"/>
      <style:paragraph-properties style:writing-mode="lr-tb"/>
    </style:style>
    <style:style style:name="gr16" style:family="graphic" style:parent-style-name="Обычный_5f_3_5f_2_5f_2_5f_1">
      <style:graphic-properties draw:stroke="none" draw:fill="none" fo:min-height="10.783cm" loext:decorative="false"/>
      <style:paragraph-properties style:writing-mode="lr-tb"/>
    </style:style>
    <style:style style:name="gr17" style:family="graphic" style:parent-style-name="Обычный_5f_3_5f_2_5f_2_5f_1_5f_1_5f_3_5f_1">
      <style:graphic-properties draw:stroke="none" draw:fill="none" fo:min-height="8.15cm" loext:decorative="false"/>
      <style:paragraph-properties style:writing-mode="lr-tb"/>
    </style:style>
    <style:style style:name="gr18" style:family="graphic" style:parent-style-name="Обычный_5f_3_5f_2_5f_2_5f_1_5f_1_5f_1">
      <style:graphic-properties draw:stroke="none" draw:fill="none" fo:min-height="5.991cm" loext:decorative="false"/>
      <style:paragraph-properties style:writing-mode="lr-tb"/>
    </style:style>
    <style:style style:name="gr19" style:family="graphic" style:parent-style-name="Обычный_5f_3_5f_2_5f_2_5f_1_5f_1">
      <style:graphic-properties draw:stroke="none" draw:fill="none" fo:min-height="5.991cm" loext:decorative="false"/>
      <style:paragraph-properties style:writing-mode="lr-tb"/>
    </style:style>
    <style:style style:name="gr20" style:family="graphic" style:parent-style-name="Обычный_5f_3_5f_2_5f_2_5f_1_5f_1">
      <style:graphic-properties draw:stroke="none" draw:fill="none" fo:min-height="8.387cm" loext:decorative="false"/>
      <style:paragraph-properties style:writing-mode="lr-tb"/>
    </style:style>
    <style:style style:name="gr21" style:family="graphic" style:parent-style-name="Обычный_5f_3_5f_2_5f_2_5f_1_5f_1_5f_2">
      <style:graphic-properties draw:stroke="none" draw:fill="none" fo:min-height="13.861cm" loext:decorative="false"/>
      <style:paragraph-properties style:writing-mode="lr-tb"/>
    </style:style>
    <style:style style:name="gr22" style:family="graphic" style:parent-style-name="Обычный_5f_3_5f_2_5f_2_5f_1_5f_1_5f_2">
      <style:graphic-properties draw:stroke="none" draw:fill="none" fo:min-height="5.55cm" loext:decorative="false"/>
      <style:paragraph-properties style:writing-mode="lr-tb"/>
    </style:style>
    <style:style style:name="gr23" style:family="graphic" style:parent-style-name="Обычный_5f_3_5f_2_5f_2_5f_1_5f_1_5f_2">
      <style:graphic-properties draw:stroke="none" draw:fill="none" fo:min-height="6.931cm" loext:decorative="false"/>
      <style:paragraph-properties style:writing-mode="lr-tb"/>
    </style:style>
    <style:style style:name="gr24" style:family="graphic" style:parent-style-name="Обычный_5f_3_5f_2_5f_1">
      <style:graphic-properties draw:stroke="none" draw:fill="none" fo:min-height="9.908cm" loext:decorative="false"/>
      <style:paragraph-properties style:writing-mode="lr-tb"/>
    </style:style>
    <style:style style:name="gr25" style:family="graphic" style:parent-style-name="Обычный_5f_3_5f_2_5f_1">
      <style:graphic-properties draw:stroke="none" draw:fill="none" fo:min-height="6.521cm" loext:decorative="false"/>
      <style:paragraph-properties style:writing-mode="lr-tb"/>
    </style:style>
    <style:style style:name="gr26" style:family="graphic" style:parent-style-name="Обычный_5f_3_5f_2_5f_1">
      <style:graphic-properties draw:stroke="none" draw:fill="none" fo:min-height="10.1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3.506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6.002cm" loext:decorative="false"/>
    </style:style>
    <style:style style:name="pr5" style:family="presentation" style:parent-style-name="Inspiration-subtitle" style:list-style-name="L1">
      <style:graphic-properties draw:fill-color="#ffffff" fo:min-height="6.6cm" loext:decorative="false"/>
      <style:paragraph-properties style:writing-mode="lr-tb"/>
    </style:style>
    <style:style style:name="pr6" style:family="presentation" style:parent-style-name="Inspiration-subtitle" style:list-style-name="L1">
      <style:graphic-properties draw:fill-color="#ffffff" fo:min-height="7.4cm" loext:decorative="false"/>
      <style:paragraph-properties style:writing-mode="lr-tb"/>
    </style:style>
    <style:style style:name="pr7" style:family="presentation" style:parent-style-name="Inspiration-subtitle" style:list-style-name="L1">
      <style:graphic-properties draw:fill-color="#ffffff" fo:min-height="2cm" loext:decorative="false"/>
      <style:paragraph-properties style:writing-mode="lr-tb"/>
    </style:style>
    <style:style style:name="pr8" style:family="presentation" style:parent-style-name="Inspiration-subtitle" style:list-style-name="L1">
      <style:graphic-properties draw:fill-color="#ffffff" fo:min-height="13.927cm" loext:decorative="false"/>
      <style:paragraph-properties style:writing-mode="lr-tb"/>
    </style:style>
    <style:style style:name="pr9" style:family="presentation" style:parent-style-name="Inspiration-subtitle" style:list-style-name="L1">
      <style:graphic-properties draw:fill-color="#ffffff" fo:min-height="13.573cm" loext:decorative="false"/>
      <style:paragraph-properties style:writing-mode="lr-tb"/>
    </style:style>
    <style:style style:name="pr10" style:family="presentation" style:parent-style-name="Inspiration-subtitle" style:list-style-name="L1">
      <style:graphic-properties draw:fill-color="#ffffff" fo:min-height="13.573cm" loext:decorative="false"/>
      <style:paragraph-properties style:writing-mode="lr-tb"/>
    </style:style>
    <style:style style:name="pr11" style:family="presentation" style:parent-style-name="Inspiration-subtitle" style:list-style-name="L1">
      <style:graphic-properties draw:fill-color="#ffffff" fo:min-height="13.927cm" loext:decorative="false"/>
      <style:paragraph-properties style:writing-mode="lr-tb"/>
    </style:style>
    <style:style style:name="pr12" style:family="presentation" style:parent-style-name="Inspiration-subtitle" style:list-style-name="L1">
      <style:graphic-properties draw:fill-color="#ffffff" fo:min-height="13.573cm" loext:decorative="false"/>
      <style:paragraph-properties style:writing-mode="lr-tb"/>
    </style:style>
    <style:style style:name="pr13" style:family="presentation" style:parent-style-name="Inspiration-subtitle" style:list-style-name="L1">
      <style:graphic-properties draw:fill-color="#ffffff" fo:min-height="13.927cm" loext:decorative="false"/>
      <style:paragraph-properties style:writing-mode="lr-tb"/>
    </style:style>
    <style:style style:name="pr14" style:family="presentation" style:parent-style-name="Inspiration-subtitle" style:list-style-name="L1">
      <style:graphic-properties draw:fill-color="#ffffff" fo:min-height="14.435cm" loext:decorative="false"/>
      <style:paragraph-properties style:writing-mode="lr-tb"/>
    </style:style>
    <style:style style:name="pr15" style:family="presentation" style:parent-style-name="Inspiration-subtitle" style:list-style-name="L1">
      <style:graphic-properties draw:fill-color="#ffffff" fo:min-height="16.459cm" loext:decorative="false"/>
      <style:paragraph-properties style:writing-mode="lr-tb"/>
    </style:style>
    <style:style style:name="pr16" style:family="presentation" style:parent-style-name="Inspiration-subtitle" style:list-style-name="L1">
      <style:graphic-properties draw:fill-color="#ffffff" fo:min-height="5.065cm" loext:decorative="false"/>
      <style:paragraph-properties style:writing-mode="lr-tb"/>
    </style:style>
    <style:style style:name="pr17" style:family="presentation" style:parent-style-name="Inspiration-subtitle" style:list-style-name="L1">
      <style:graphic-properties draw:fill-color="#ffffff" fo:min-height="11.395cm" loext:decorative="false"/>
      <style:paragraph-properties style:writing-mode="lr-tb"/>
    </style:style>
    <style:style style:name="pr18" style:family="presentation" style:parent-style-name="Inspiration-subtitle" style:list-style-name="L1">
      <style:graphic-properties draw:fill-color="#ffffff" fo:min-height="2.533cm" loext:decorative="false"/>
      <style:paragraph-properties style:writing-mode="lr-tb"/>
    </style:style>
    <style:style style:name="pr19" style:family="presentation" style:parent-style-name="Inspiration-subtitle" style:list-style-name="L1">
      <style:graphic-properties draw:fill-color="#ffffff" fo:min-height="7.937cm" loext:decorative="false"/>
      <style:paragraph-properties style:writing-mode="lr-tb"/>
    </style:style>
    <style:style style:name="pr20" style:family="presentation" style:parent-style-name="Inspiration-subtitle" style:list-style-name="L1">
      <style:graphic-properties draw:fill-color="#ffffff" fo:min-height="4.836cm" loext:decorative="false"/>
      <style:paragraph-properties style:writing-mode="lr-tb"/>
    </style:style>
    <style:style style:name="pr21" style:family="presentation" style:parent-style-name="Inspiration-subtitle" style:list-style-name="L1">
      <style:graphic-properties draw:fill-color="#ffffff" fo:min-height="8.836cm" loext:decorative="false"/>
      <style:paragraph-properties style:writing-mode="lr-tb"/>
    </style:style>
    <style:style style:name="pr22" style:family="presentation" style:parent-style-name="Inspiration-subtitle" style:list-style-name="L1">
      <style:graphic-properties draw:fill-color="#ffffff" fo:min-height="3.836cm" loext:decorative="false"/>
      <style:paragraph-properties style:writing-mode="lr-tb"/>
    </style:style>
    <style:style style:name="pr23" style:family="presentation" style:parent-style-name="Inspiration-subtitle" style:list-style-name="L1">
      <style:graphic-properties draw:fill-color="#ffffff" fo:min-height="11.395cm" loext:decorative="false"/>
      <style:paragraph-properties style:writing-mode="lr-tb"/>
    </style:style>
    <style:style style:name="pr24" style:family="presentation" style:parent-style-name="Inspiration-subtitle" style:list-style-name="L1">
      <style:graphic-properties draw:fill-color="#ffffff" fo:min-height="2.636cm" loext:decorative="false"/>
      <style:paragraph-properties style:writing-mode="lr-tb"/>
    </style:style>
    <style:style style:name="pr25" style:family="presentation" style:parent-style-name="Inspiration-subtitle" style:list-style-name="L1">
      <style:graphic-properties draw:fill-color="#ffffff" fo:min-height="6.331cm" loext:decorative="false"/>
      <style:paragraph-properties style:writing-mode="lr-tb"/>
    </style:style>
    <style:style style:name="pr26" style:family="presentation" style:parent-style-name="Inspiration-subtitle" style:list-style-name="L1">
      <style:graphic-properties draw:fill-color="#ffffff" fo:min-height="1.836cm" loext:decorative="false"/>
      <style:paragraph-properties style:writing-mode="lr-tb"/>
    </style:style>
    <style:style style:name="pr27" style:family="presentation" style:parent-style-name="Inspiration-subtitle" style:list-style-name="L1">
      <style:graphic-properties draw:fill-color="#ffffff" draw:textarea-horizontal-align="left" fo:min-height="8.863cm" loext:decorative="false"/>
      <style:paragraph-properties style:writing-mode="lr-tb"/>
    </style:style>
    <style:style style:name="pr28" style:family="presentation" style:parent-style-name="Inspiration-subtitle" style:list-style-name="L1">
      <style:graphic-properties draw:fill-color="#ffffff" draw:textarea-horizontal-align="left" fo:min-height="1.8cm" loext:decorative="false"/>
      <style:paragraph-properties style:writing-mode="lr-tb"/>
    </style:style>
    <style:style style:name="pr29" style:family="presentation" style:parent-style-name="Inspiration-subtitle" style:list-style-name="L1">
      <style:graphic-properties draw:fill-color="#ffffff" draw:textarea-horizontal-align="left" fo:min-height="4.836cm" loext:decorative="false"/>
    </style:style>
    <style:style style:name="pr30" style:family="presentation" style:parent-style-name="Inspiration-subtitle" style:list-style-name="L1">
      <style:graphic-properties draw:fill-color="#ffffff" draw:textarea-horizontal-align="left" fo:min-height="4.836cm" loext:decorative="false"/>
    </style:style>
    <style:style style:name="pr31" style:family="presentation" style:parent-style-name="Inspiration-subtitle" style:list-style-name="L1">
      <style:graphic-properties draw:fill-color="#ffffff" draw:textarea-horizontal-align="left" fo:min-height="4.836cm" loext:decorative="false"/>
    </style:style>
    <style:style style:name="pr32" style:family="presentation" style:parent-style-name="Inspiration-title">
      <style:graphic-properties fo:min-height="2.163cm" loext:decorative="false"/>
      <style:paragraph-properties style:writing-mode="lr-tb"/>
    </style:style>
    <style:style style:name="pr33" style:family="presentation" style:parent-style-name="Inspiration-subtitle" style:list-style-name="L1">
      <style:graphic-properties draw:fill-color="#ffffff" fo:min-height="12.895cm" loext:decorative="false"/>
      <style:paragraph-properties style:writing-mode="lr-tb"/>
    </style:style>
    <style:style style:name="P1" style:family="paragraph">
      <loext:graphic-properties draw:fill-color="#ffffff"/>
      <style:text-properties fo:language="ru" fo:country="RU" style:language-asian="zxx" style:country-asian="none" style:language-complex="zxx" style:country-complex="none"/>
    </style:style>
    <style:style style:name="P2" style:family="paragraph">
      <style:text-properties fo:language="ru" fo:country="RU" style:language-asian="zxx" style:country-asian="none" style:language-complex="zxx" style:country-complex="none"/>
    </style:style>
    <style:style style:name="P3" style:family="paragraph">
      <loext:graphic-properties draw:fill-color="#ffffff"/>
      <style:paragraph-properties fo:text-align="center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cm" fo:margin-right="0cm" fo:text-align="center" fo:text-indent="0cm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6" style:family="paragraph">
      <loext:graphic-properties draw:fill-color="#ffffff"/>
      <style:text-properties fo:font-size="20pt" fo:language="ru" fo:country="RU" style:language-asian="zxx" style:country-asian="none" style:language-complex="zxx" style:country-complex="none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paragraph-properties fo:margin-left="0cm" fo:margin-right="0cm" fo:text-align="center" fo:text-indent="0cm"/>
      <style:text-properties fo:font-size="24pt" fo:language="ru" fo:country="RU" fo:font-weight="normal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P9" style:family="paragraph">
      <style:paragraph-properties fo:text-align="start" loext:tab-stop-distance="0cm">
        <style:tab-stops/>
      </style:paragraph-properties>
    </style:style>
    <style:style style:name="P10" style:family="paragraph">
      <loext:graphic-properties draw:fill-color="#ffffff"/>
      <style:paragraph-properties fo:margin-left="0cm" fo:margin-right="0cm" fo:text-align="start" fo:text-indent="0cm" loext:tab-stop-distance="0cm">
        <style:tab-stops/>
      </style:paragraph-properties>
      <style:text-properties fo:font-size="32pt" fo:language="ru" fo:country="RU" fo:font-weight="normal" style:font-size-asian="32pt" style:language-asian="zxx" style:country-asian="none" style:font-size-complex="32pt" style:language-complex="zxx" style:country-complex="none"/>
    </style:style>
    <style:style style:name="P11" style:family="paragraph">
      <style:paragraph-properties fo:text-align="justify" loext:tab-stop-distance="0cm">
        <style:tab-stops/>
      </style:paragraph-properties>
    </style:style>
    <style:style style:name="P12" style:family="paragraph">
      <loext:graphic-properties draw:fill-color="#ffffff"/>
      <style:paragraph-properties fo:margin-left="0cm" fo:margin-right="0cm" fo:text-align="justify" fo:text-indent="0cm" loext:tab-stop-distance="0cm">
        <style:tab-stops/>
      </style:paragraph-properties>
      <style:text-properties fo:font-size="16pt" fo:language="ru" fo:country="RU" fo:font-weight="normal" style:font-size-asian="16pt" style:language-asian="zxx" style:country-asian="none" style:font-size-complex="16pt" style:language-complex="zxx" style:country-complex="none"/>
    </style:style>
    <style:style style:name="P13" style:family="paragraph">
      <loext:graphic-properties draw:fill="none"/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text-properties fo:language="ru" fo:country="RU" style:language-asian="zxx" style:country-asian="none" style:language-complex="zxx" style:country-complex="none"/>
    </style:style>
    <style:style style:name="P16" style:family="paragraph">
      <loext:graphic-properties draw:fill="none"/>
      <style:text-properties fo:font-size="18pt" fo:language="ru" fo:country="RU" style:language-asian="zxx" style:country-asian="none" style:language-complex="zxx" style:country-complex="non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 fo:language="ru" fo:country="RU" style:language-asian="zxx" style:country-asian="none" style:language-complex="zxx" style:country-complex="none"/>
    </style:style>
    <style:style style:name="P18" style:family="paragraph">
      <loext:graphic-properties draw:fill="none"/>
      <style:text-properties fo:font-size="18pt" fo:language="ru" fo:country="RU" style:font-size-asian="28pt" style:language-asian="zxx" style:country-asian="none" style:font-size-complex="28pt" style:language-complex="zxx" style:country-complex="none"/>
    </style:style>
    <style:style style:name="P19" style:family="paragraph">
      <loext:graphic-properties draw:fill="none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T3" style:family="text">
      <style:text-properties fo:font-size="14pt" fo:language="ru" fo:country="RU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bold" style:letter-kerning="true" style:font-name-asian="WenQuanYi Zen Hei" style:font-size-asian="32pt" style:language-asian="zxx" style:country-asian="none" style:font-style-asian="normal" style:font-weight-asian="bold" style:font-name-complex="Lohit Hind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32pt" fo:language="ru" fo:country="RU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7" style:family="text">
      <style:text-properties fo:font-size="32pt" fo:language="ru" fo:country="RU" fo:font-weight="normal" style:font-size-asian="32pt" style:language-asian="zxx" style:country-asian="none" style:font-weight-asian="normal" style:font-size-complex="32pt" style:language-complex="zxx" style:country-complex="none" style:font-weight-complex="normal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normal" style:letter-kerning="true" style:font-name-asian="WenQuanYi Zen Hei" style:font-size-asian="32pt" style:language-asian="zxx" style:country-asian="none" style:font-style-asian="normal" style:font-weight-asian="normal" style:font-name-complex="Lohit Hindi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normal" style:letter-kerning="true" style:font-name-asian="WenQuanYi Zen Hei" style:font-size-asian="32pt" style:language-asian="zxx" style:country-asian="none" style:font-style-asian="normal" style:font-weight-asian="bold" style:font-name-complex="Lohit Hind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32pt" fo:language="ru" fo:country="RU" fo:font-weight="normal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11" style:family="text">
      <style:text-properties fo:font-size="16pt" fo:language="ru" fo:country="RU" fo:font-weight="normal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2" style:family="text"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T13" style:family="text">
      <style:text-properties fo:font-size="28pt" fo:language="ru" fo:country="RU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language="ru" fo:country="RU" fo:font-style="normal" fo:text-shadow="none" style:text-underline-style="none" fo:font-weight="normal" style:letter-kerning="true" style:font-name-asian="Droid Sans Fallback" style:font-size-asian="28pt" style:language-asian="zxx" style:country-asian="none" style:font-style-asian="normal" style:font-weight-asian="normal" style:font-name-complex="FreeSans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language="ru" fo:country="RU" fo:font-style="normal" fo:text-shadow="none" style:text-underline-style="none" fo:font-weight="bold" style:letter-kerning="true" style:font-name-asian="Droid Sans Fallback" style:font-size-asian="28pt" style:language-asian="zxx" style:country-asian="none" style:font-style-asian="normal" style:font-weight-asian="bold" style:font-name-complex="FreeSans" style:font-size-complex="2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language="ru" fo:country="RU" style:language-asian="zxx" style:country-asian="none" style:language-complex="zxx" style:country-complex="none"/>
    </style:style>
    <style:style style:name="T17" style:family="text">
      <style:text-properties fo:font-size="28pt" fo:language="ru" fo:country="RU" fo:font-weight="bold" style:font-size-asian="28pt" style:language-asian="zxx" style:country-asian="none" style:font-size-complex="28pt" style:language-complex="zxx" style:country-complex="none"/>
    </style:style>
    <style:style style:name="T18" style:family="text">
      <style:text-properties fo:font-size="18pt" fo:language="ru" fo:country="RU" style:font-size-asian="28pt" style:language-asian="zxx" style:country-asian="none" style:font-size-complex="28pt" style:language-complex="zxx" style:country-complex="none"/>
    </style:style>
    <style:style style:name="T19" style:family="text">
      <style:text-properties fo:font-size="18pt" fo:language="ru" fo:country="RU" style:language-asian="zxx" style:country-asian="none" style:language-complex="zxx" style:country-complex="none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 fo:language="ru" fo:country="RU" fo:font-weight="bold" style:font-size-asian="28pt" style:language-asian="zxx" style:country-asian="none" style:font-size-complex="28pt" style:language-complex="zxx" style:country-complex="none"/>
    </style:style>
    <style:style style:name="T23" style:family="text">
      <style:text-properties fo:font-size="18pt" fo:language="ru" fo:country="RU" fo:font-style="oblique" style:font-size-asian="28pt" style:language-asian="zxx" style:country-asian="none" style:font-size-complex="28pt" style:language-complex="zxx" style:country-complex="none"/>
    </style:style>
    <style:style style:name="T24" style:family="text">
      <style:text-properties fo:font-size="16pt" fo:language="ru" fo:country="RU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25" style:family="text"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language="ru" fo:country="RU" fo:font-style="normal" fo:text-shadow="none" style:text-underline-style="none" fo:font-weight="normal" style:letter-kerning="true" style:font-name-asian="Droid Sans Fallback" style:font-size-asian="16pt" style:language-asian="zxx" style:country-asian="none" style:font-style-asian="normal" style:font-weight-asian="normal" style:font-name-complex="FreeSans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language="ru" fo:country="RU" fo:font-style="normal" fo:text-shadow="none" style:text-underline-style="none" fo:font-weight="bold" style:letter-kerning="true" style:font-name-asian="Droid Sans Fallback" style:font-size-asian="16pt" style:language-asian="zxx" style:country-asian="none" style:font-style-asian="normal" style:font-weight-asian="bold" style:font-name-complex="FreeSans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Droid Sans Mono" fo:font-size="14pt" fo:language="ru" fo:country="RU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29" style:family="text">
      <style:text-properties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Язык Python.</text:span></text:p>
            <text:p><text:span text:style-name="T1">Описание базовых конструкций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5" draw:text-style-name="P5" draw:layer="layout" svg:width="10.8cm" svg:height="6.6cm" svg:x="2.2cm" svg:y="6.8cm">
          <draw:text-box>
            <text:p text:style-name="P4"><text:span text:style-name="T6">Логические <text:s/></text:span></text:p>
            <text:p text:style-name="P4"><text:span text:style-name="T6"/></text:p>
            <text:p text:style-name="P4"><text:span text:style-name="T6">Числовые</text:span></text:p>
            <text:p text:style-name="P4"><text:span text:style-name="T6"/></text:p>
            <text:p text:style-name="P4"><text:span text:style-name="T6">Строки</text:span></text:p>
          </draw:text-box>
        </draw:frame>
        <draw:frame presentation:style-name="pr6" draw:text-style-name="P5" draw:layer="layout" svg:width="9.4cm" svg:height="7.4cm" svg:x="13.2cm" svg:y="6.4cm">
          <draw:text-box>
            <text:p text:style-name="P4"><text:span text:style-name="T6">Списки</text:span></text:p>
            <text:p text:style-name="P4"><text:span text:style-name="T6"><text:s text:c="3"/></text:span></text:p>
            <text:p text:style-name="P4"><text:span text:style-name="T6">Множества</text:span></text:p>
            <text:p text:style-name="P4"><text:span text:style-name="T6"/></text:p>
            <text:p text:style-name="P4"><text:span text:style-name="T6">Словари</text:span></text:p>
          </draw:text-box>
        </draw:frame>
        <draw:frame presentation:style-name="pr7" draw:text-style-name="P5" draw:layer="layout" svg:width="6cm" svg:height="2cm" svg:x="10.6cm" svg:y="15.4cm">
          <draw:text-box>
            <text:p text:style-name="P4"><text:span text:style-name="T6">Non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 данных логический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8" draw:text-style-name="P5" draw:layer="layout" svg:width="10.8cm" svg:height="13.927cm" svg:x="6.2cm" svg:y="5.514cm">
          <draw:text-box>
            <text:p text:style-name="P4"><text:span text:style-name="T6"><text:s text:c="2"/></text:span></text:p>
            <text:p text:style-name="P4"><text:span text:style-name="T6">Boolean Type:</text:span></text:p>
            <text:p text:style-name="P4"><text:span text:style-name="T6"/></text:p>
            <text:p text:style-name="P4"><text:span text:style-name="T6"/></text:p>
            <text:p text:style-name="P4"><text:span text:style-name="T6">True</text:span></text:p>
            <text:p text:style-name="P4"><text:span text:style-name="T6"/></text:p>
            <text:p text:style-name="P4"><text:span text:style-name="T6"><text:s/>False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числовые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9" draw:text-style-name="P5" draw:layer="layout" svg:width="20.2cm" svg:height="13.573cm" svg:x="3cm" svg:y="4.801cm">
          <draw:text-box>
            <text:p text:style-name="P4"><text:span text:style-name="T6">Numeric Type:</text:span></text:p>
            <text:p text:style-name="P4"><text:span text:style-name="T6"/></text:p>
            <text:p text:style-name="P4"><text:span text:style-name="T6"><text:s text:c="3"/>int – целое число</text:span></text:p>
            <text:p text:style-name="P4"><text:span text:style-name="T6"/></text:p>
            <text:p text:style-name="P4"><text:span text:style-name="T6">7</text:span></text:p>
            <text:p text:style-name="P4"><text:span text:style-name="T6"/></text:p>
            <text:p text:style-name="P4"><text:span text:style-name="T6"><text:s text:c="3"/>float – число с плавающей точкой</text:span></text:p>
            <text:p text:style-name="P4"><text:span text:style-name="T6"/></text:p>
            <text:p text:style-name="P4"><text:span text:style-name="T6">7.5, 75e-1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 данных cтроки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10" draw:text-style-name="P5" draw:layer="layout" svg:width="20.2cm" svg:height="13.573cm" svg:x="3cm" svg:y="4.8cm">
          <draw:text-box>
            <text:p text:style-name="P4"><text:span text:style-name="T6">Text Sequence Type</text:span></text:p>
            <text:p text:style-name="P4"><text:span text:style-name="T6"/></text:p>
            <text:p text:style-name="P4"><text:span text:style-name="T7"><text:s/>'привет'</text:span></text:p>
            <text:p text:style-name="P4"><text:span text:style-name="T7"/></text:p>
            <text:p text:style-name="P4"><text:span text:style-name="T7"><text:s text:c="3"/>"медвед"</text:span></text:p>
            <text:p text:style-name="P4"><text:span text:style-name="T7"/></text:p>
            <text:p text:style-name="P4"><text:span text:style-name="T7"><text:s text:c="3"/>' ' 'превед</text:span></text:p>
            <text:p text:style-name="P4"><text:span text:style-name="T7"><text:s text:c="6"/>Медвед' ' 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списки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11" draw:text-style-name="P5" draw:layer="layout" svg:width="20.2cm" svg:height="13.927cm" svg:x="3cm" svg:y="4.623cm">
          <draw:text-box>
            <text:p text:style-name="P4"><text:span text:style-name="T6">Sequence Type:</text:span></text:p>
            <text:p text:style-name="P4"><text:span text:style-name="T6"/></text:p>
            <text:p text:style-name="P4"><text:span text:style-name="T6">list – список</text:span></text:p>
            <text:p text:style-name="P4"><text:span text:style-name="T6"/></text:p>
            <text:p text:style-name="P4"><text:span text:style-name="T8">[ 1, 2, 'a', [ 4,</text:span><text:span text:style-name="T7">'a', 5,] , ]</text:span></text:p>
            <text:p text:style-name="P4"><text:span text:style-name="T6"/></text:p>
            <text:p text:style-name="P4"><text:span text:style-name="T6"/></text:p>
            <text:p text:style-name="P4"><text:span text:style-name="T6"><text:s text:c="3"/>tuple – кортеж</text:span></text:p>
            <text:p text:style-name="P4"><text:span text:style-name="T6"/></text:p>
            <text:p text:style-name="P4"><text:span text:style-name="T7">( 1, 2, 'a', )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множества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12" draw:text-style-name="P5" draw:layer="layout" svg:width="23.2cm" svg:height="13.573cm" svg:x="3cm" svg:y="4.8cm">
          <draw:text-box>
            <text:p text:style-name="P4"><text:span text:style-name="T6">Set Types:</text:span></text:p>
            <text:p text:style-name="P4"><text:span text:style-name="T6"/></text:p>
            <text:p text:style-name="P4"><text:span text:style-name="T6"><text:s text:c="3"/></text:span></text:p>
            <text:p text:style-name="P4"><text:span text:style-name="T6">set – множество</text:span></text:p>
            <text:p text:style-name="P4"><text:span text:style-name="T6"/></text:p>
            <text:p text:style-name="P4"><text:span text:style-name="T7">set([1,2,2,3,4,2,3,4]) → {1,2,3,4}</text:span></text:p>
            <text:p text:style-name="P4"><text:span text:style-name="T6"/></text:p>
            <text:p text:style-name="P4"><text:span text:style-name="T6"/></text:p>
            <text:p text:style-name="P4"><text:span text:style-name="T6">frozenset – неизменяемое множество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словарь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13" draw:text-style-name="P5" draw:layer="layout" svg:width="23.2cm" svg:height="13.927cm" svg:x="3cm" svg:y="4.623cm">
          <draw:text-box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>Mapping Types:</text:span></text:p>
            <text:p text:style-name="P4"><text:span text:style-name="T6"/></text:p>
            <text:p text:style-name="P4"><text:span text:style-name="T6"/></text:p>
            <text:p text:style-name="P4"><text:span text:style-name="T6"><text:s text:c="3"/>dict – словарь</text:span></text:p>
            <text:p text:style-name="P4"><text:span text:style-name="T6"/></text:p>
            <text:p text:style-name="P4"><text:span text:style-name="T8">{'a':1, 'b':2, </text:span><text:span text:style-name="T7">'zzz':7,}</text:span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изменяемые типы данных</text:span></text:p>
          </draw:text-box>
        </draw:frame>
        <draw:frame presentation:style-name="pr14" draw:text-style-name="P5" draw:layer="layout" svg:width="23.2cm" svg:height="14.435cm" svg:x="2.8cm" svg:y="3.964cm">
          <draw:text-box>
            <text:p text:style-name="P4"><text:span text:style-name="T6">всё есть объекты</text:span></text:p>
            <text:p text:style-name="P4"><text:span text:style-name="T6"/></text:p>
            <text:p text:style-name="P4"><text:span text:style-name="T5">присваивание создаёт новый </text:span><text:span text:style-name="T6">объект</text:span></text:p>
            <text:p text:style-name="P4"><text:span text:style-name="T6"/></text:p>
            <text:p text:style-name="P4"><text:span text:style-name="T6">immutable: </text:span></text:p>
            <text:p text:style-name="P4"><text:span text:style-name="T6"><text:s/></text:span><text:span text:style-name="T7"><text:s/>int float bool string tuple frozenset</text:span><text:span text:style-name="T6"> </text:span></text:p>
            <text:p text:style-name="P4"><text:span text:style-name="T6"/></text:p>
            <text:p text:style-name="P4"><text:span text:style-name="T6">mutable: </text:span></text:p>
            <text:p text:style-name="P4"><text:span text:style-name="T7"><text:s text:c="2"/>list dict set</text:span><text:span text:style-name="T6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</text:span></text:p>
          </draw:text-box>
        </draw:frame>
        <draw:frame presentation:style-name="pr15" draw:text-style-name="P5" draw:layer="layout" svg:width="23.2cm" svg:height="16.459cm" svg:x="2.8cm" svg:y="2.953cm">
          <draw:text-box>
            <text:p text:style-name="P4"><text:span text:style-name="T6"><text:s/></text:span></text:p>
            <text:p text:style-name="P4"><text:span text:style-name="T6">Операции с данными: </text:span></text:p>
            <text:p text:style-name="P4"><text:span text:style-name="T6">арифметические, логические,</text:span></text:p>
            <text:p text:style-name="P4"><text:span text:style-name="T5">cтроковые, </text:span><text:span text:style-name="T6">битовые</text:span></text:p>
            <text:p text:style-name="P4"><text:span text:style-name="T6"/></text:p>
            <text:p text:style-name="P4"><text:span text:style-name="T6">управление </text:span></text:p>
            <text:p text:style-name="P4"><text:span text:style-name="T6"/></text:p>
            <text:p text:style-name="P4"><text:span text:style-name="T6">циклы</text:span></text:p>
            <text:p text:style-name="P4"><text:span text:style-name="T6"/></text:p>
            <text:p text:style-name="P7"><text:span text:style-name="T6">ввод / вывод <text:s text:c="2"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16" draw:text-style-name="P8" draw:layer="layout" svg:width="8.2cm" svg:height="5.065cm" svg:x="0.8cm" svg:y="8.05cm">
          <draw:text-box>
            <text:p text:style-name="P4"><text:span text:style-name="T7">a,b = 1,2</text:span></text:p>
            <text:p text:style-name="P4"><text:span text:style-name="T7">a,b = b,a</text:span></text:p>
            <text:p text:style-name="P4"><text:span text:style-name="T7">a = 10</text:span></text:p>
            <text:p text:style-name="P4"><text:span text:style-name="T7">a += 7</text:span></text:p>
          </draw:text-box>
        </draw:frame>
        <draw:frame presentation:style-name="pr17" draw:text-style-name="P5" draw:layer="layout" svg:width="6.4cm" svg:height="11.395cm" svg:x="9.4cm" svg:y="7.413cm">
          <draw:text-box>
            <text:p text:style-name="P4"><text:span text:style-name="T7">a / b</text:span></text:p>
            <text:p text:style-name="P4"><text:span text:style-name="T7">a // 3</text:span></text:p>
            <text:p text:style-name="P4"><text:span text:style-name="T7">a % 3</text:span></text:p>
            <text:p text:style-name="P4"><text:span text:style-name="T7">a - b</text:span></text:p>
            <text:p text:style-name="P4"><text:span text:style-name="T7">a + b</text:span></text:p>
            <text:p text:style-name="P4"><text:span text:style-name="T7">a * b</text:span></text:p>
            <text:p text:style-name="P4"><text:span text:style-name="T7">a**2</text:span></text:p>
            <text:p text:style-name="P4"><text:span text:style-name="T6"/></text:p>
            <text:p text:style-name="P4"><text:span text:style-name="T6"/></text:p>
          </draw:text-box>
        </draw:frame>
        <draw:frame presentation:style-name="pr18" draw:text-style-name="P5" draw:layer="layout" svg:width="24.8cm" svg:height="2.533cm" svg:x="1.6cm" svg:y="5.265cm">
          <draw:text-box>
            <text:p text:style-name="P4"><text:span text:style-name="T6">присваивание, арифметика и сравнения</text:span></text:p>
            <text:p text:style-name="P4"><text:span text:style-name="T6"/></text:p>
          </draw:text-box>
        </draw:frame>
        <draw:frame presentation:style-name="pr19" draw:text-style-name="P8" draw:layer="layout" svg:width="8.2cm" svg:height="7.937cm" svg:x="17.4cm" svg:y="7.663cm">
          <draw:text-box>
            <text:p text:style-name="P4"><text:span text:style-name="T7">a&lt;10</text:span></text:p>
            <text:p text:style-name="P4"><text:span text:style-name="T7">b&lt;=7</text:span></text:p>
            <text:p text:style-name="P4"><text:span text:style-name="T7">a&gt;2</text:span></text:p>
            <text:p text:style-name="P4"><text:span text:style-name="T7">a!=b</text:span></text:p>
            <text:p text:style-name="P4"><text:span text:style-name="T7">a==1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20" draw:text-style-name="P8" draw:layer="layout" svg:width="8.2cm" svg:height="4.836cm" svg:x="3.8cm" svg:y="9.364cm">
          <draw:text-box>
            <text:p text:style-name="P4"><text:span text:style-name="T7">a = True</text:span></text:p>
            <text:p text:style-name="P4"><text:span text:style-name="T7"><text:s/>b = False</text:span></text:p>
          </draw:text-box>
        </draw:frame>
        <draw:frame presentation:style-name="pr21" draw:text-style-name="P8" draw:layer="layout" svg:width="6.4cm" svg:height="8.836cm" svg:x="13cm" svg:y="8.6cm">
          <draw:text-box>
            <text:p text:style-name="P4"><text:span text:style-name="T7">a or b</text:span></text:p>
            <text:p text:style-name="P4"><text:span text:style-name="T7">a and b</text:span></text:p>
            <text:p text:style-name="P4"><text:span text:style-name="T7">not b</text:span></text:p>
            <text:p text:style-name="P4"><text:span text:style-name="T7"/></text:p>
            <text:p text:style-name="P4"><text:span text:style-name="T7"/></text:p>
          </draw:text-box>
        </draw:frame>
        <draw:frame presentation:style-name="pr22" draw:text-style-name="P5" draw:layer="layout" svg:width="10cm" svg:height="3.836cm" svg:x="7.6cm" svg:y="4.364cm">
          <draw:text-box>
            <text:p text:style-name="P4"><text:span text:style-name="T6">логические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23" draw:text-style-name="P5" draw:layer="layout" svg:width="8.2cm" svg:height="11.395cm" svg:x="8.2cm" svg:y="6.993cm">
          <draw:text-box>
            <text:p text:style-name="P4"><text:span text:style-name="T7">a = 255</text:span></text:p>
            <text:p text:style-name="P4"><text:span text:style-name="T7"><text:s/>b = 7</text:span></text:p>
            <text:p text:style-name="P4"><text:span text:style-name="T7"/></text:p>
            <text:p text:style-name="P4"><text:span text:style-name="T7">a^b</text:span></text:p>
            <text:p text:style-name="P4"><text:span text:style-name="T7">a&amp;b</text:span></text:p>
            <text:p text:style-name="P4"><text:span text:style-name="T7">a|b</text:span></text:p>
            <text:p text:style-name="P4"><text:span text:style-name="T7">a&gt;&gt;3</text:span></text:p>
            <text:p text:style-name="P4"><text:span text:style-name="T6"/></text:p>
            <text:p text:style-name="P4"><text:span text:style-name="T6"/></text:p>
          </draw:text-box>
        </draw:frame>
        <draw:frame presentation:style-name="pr24" draw:text-style-name="P5" draw:layer="layout" svg:width="10cm" svg:height="2.636cm" svg:x="7.6cm" svg:y="4.364cm">
          <draw:text-box>
            <text:p text:style-name="P4"><text:span text:style-name="T6">битовые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25" draw:text-style-name="P5" draw:layer="layout" svg:width="16.2cm" svg:height="6.331cm" svg:x="4cm" svg:y="8.063cm">
          <draw:text-box>
            <text:p text:style-name="P4"><text:span text:style-name="T8">s = </text:span><text:span text:style-name="T7">'abc'</text:span></text:p>
            <text:p text:style-name="P4"><text:span text:style-name="T7"><text:s/></text:span></text:p>
            <text:p text:style-name="P4"><text:span text:style-name="T8">s*3 → 'abcabc</text:span><text:span text:style-name="T7">abc' </text:span></text:p>
            <text:p text:style-name="P4"><text:span text:style-name="T7"/></text:p>
            <text:p text:style-name="P4"><text:span text:style-name="T8">s + 'dmr</text:span><text:span text:style-name="T5">' → </text:span><text:span text:style-name="T8"><text:s/>'abcdmr</text:span><text:span text:style-name="T5">' </text:span></text:p>
          </draw:text-box>
        </draw:frame>
        <draw:frame presentation:style-name="pr26" draw:text-style-name="P5" draw:layer="layout" svg:width="10.2cm" svg:height="1.836cm" svg:x="7.6cm" svg:y="4.364cm">
          <draw:text-box>
            <text:p text:style-name="P4"><text:span text:style-name="T6">строков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управления</text:span><text:span text:style-name="T4"> </text:span></text:p>
          </draw:text-box>
        </draw:frame>
        <draw:frame presentation:style-name="pr27" draw:text-style-name="P10" draw:layer="layout" svg:width="8.2cm" svg:height="8.863cm" svg:x="8.4cm" svg:y="5.537cm">
          <draw:text-box>
            <text:p text:style-name="P9"><text:span text:style-name="T10">if not x:</text:span></text:p>
            <text:p text:style-name="P9"><text:span text:style-name="T10"><text:s text:c="3"/>print('x')</text:span></text:p>
            <text:p text:style-name="P9"><text:span text:style-name="T10">elif y:</text:span></text:p>
            <text:p text:style-name="P9"><text:span text:style-name="T10"><text:s text:c="3"/>print('y')</text:span></text:p>
            <text:p text:style-name="P9"><text:span text:style-name="T10">else:</text:span></text:p>
            <text:p text:style-name="P9"><text:span text:style-name="T10"><text:s text:c="3"/>print('z')</text:span></text:p>
            <text:p text:style-name="P9"><text:span text:style-name="T10"/></text:p>
          </draw:text-box>
        </draw:frame>
        <draw:frame presentation:style-name="pr28" draw:text-style-name="P12" draw:layer="layout" svg:width="12cm" svg:height="1.8cm" svg:x="5.8cm" svg:y="15.6cm">
          <draw:text-box>
            <text:p text:style-name="P11"><text:span text:style-name="T11">отступ в качестве операторных скобок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цикл</text:span><text:span text:style-name="T9"> while</text:span><text:span text:style-name="T4"> </text:span></text:p>
          </draw:text-box>
        </draw:frame>
        <draw:frame presentation:style-name="pr29" draw:text-style-name="P10" draw:layer="layout" svg:width="8.2cm" svg:height="4.836cm" svg:x="7.8cm" svg:y="8.64cm">
          <draw:text-box>
            <text:p/>
          </draw:text-box>
        </draw:frame>
        <draw:frame draw:style-name="gr2" draw:text-style-name="P13" draw:layer="layout" svg:width="7.4cm" svg:height="14.6cm" svg:x="1.4cm" svg:y="4.8cm">
          <draw:text-box>
            <text:p><text:span text:style-name="T12">i=0 </text:span></text:p>
            <text:p><text:span text:style-name="T13">while</text:span><text:span text:style-name="T12"> i&lt;5:</text:span></text:p>
            <text:p><text:span text:style-name="T12"><text:s text:c="3"/>print(i)</text:span></text:p>
            <text:p><text:span text:style-name="T12"><text:s text:c="3"/>i+=1</text:span></text:p>
          </draw:text-box>
        </draw:frame>
        <draw:frame draw:style-name="gr3" draw:text-style-name="P13" draw:layer="layout" svg:width="8.702cm" svg:height="12cm" svg:x="17.698cm" svg:y="5.8cm">
          <draw:text-box>
            <text:p><text:span text:style-name="T12">i=0 <text:s text:c="2"/></text:span></text:p>
            <text:p><text:span text:style-name="T13">while</text:span><text:span text:style-name="T12"> True:</text:span></text:p>
            <text:p><text:span text:style-name="T12"><text:s text:c="3"/>print(i)</text:span></text:p>
            <text:p><text:span text:style-name="T12"><text:s text:c="3"/>i+=1</text:span></text:p>
            <text:p><text:span text:style-name="T12"><text:s text:c="3"/>if i&gt;5: </text:span></text:p>
            <text:p><text:span text:style-name="T12"><text:s text:c="6"/></text:span><text:span text:style-name="T13">break</text:span></text:p>
          </draw:text-box>
        </draw:frame>
        <draw:frame draw:style-name="gr4" draw:text-style-name="P13" draw:layer="layout" svg:width="8.2cm" svg:height="12.868cm" svg:x="9.2cm" svg:y="5.2cm">
          <draw:text-box>
            <text:p><text:span text:style-name="T12"><text:s/>i=0 </text:span></text:p>
            <text:p><text:span text:style-name="T13">while</text:span><text:span text:style-name="T12"> i&lt;5:</text:span></text:p>
            <text:p><text:span text:style-name="T12"><text:s text:c="3"/>i+=1</text:span></text:p>
            <text:p><text:span text:style-name="T12"><text:s text:c="3"/>if i&lt;3:</text:span></text:p>
            <text:p><text:span text:style-name="T12"><text:s text:c="6"/></text:span><text:span text:style-name="T13">continue</text:span></text:p>
            <text:p><text:span text:style-name="T12"><text:s text:c="3"/>print(i)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цикл</text:span><text:span text:style-name="T9"> for</text:span><text:span text:style-name="T4"> </text:span></text:p>
          </draw:text-box>
        </draw:frame>
        <draw:frame presentation:style-name="pr30" draw:text-style-name="P10" draw:layer="layout" svg:width="8.2cm" svg:height="4.836cm" svg:x="7.8cm" svg:y="8.64cm">
          <draw:text-box>
            <text:p/>
          </draw:text-box>
        </draw:frame>
        <draw:frame draw:style-name="gr5" draw:text-style-name="P13" draw:layer="layout" svg:width="12.702cm" svg:height="9.6cm" svg:x="6.6cm" svg:y="7.2cm">
          <draw:text-box>
            <text:p><text:span text:style-name="T13">for</text:span><text:span text:style-name="T12"> x </text:span><text:span text:style-name="T13">in</text:span><text:span text:style-name="T12"> [1,2,3,4]:</text:span></text:p>
            <text:p><text:span text:style-name="T12"><text:s text:c="3"/>print(x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списки <text:s/>(list) </text:span></text:p>
          </draw:text-box>
        </draw:frame>
        <draw:frame presentation:style-name="pr31" draw:text-style-name="P10" draw:layer="layout" svg:width="8.2cm" svg:height="4.836cm" svg:x="7.8cm" svg:y="8.64cm">
          <draw:text-box>
            <text:p/>
          </draw:text-box>
        </draw:frame>
        <draw:frame draw:style-name="gr6" draw:text-style-name="P13" draw:layer="layout" svg:width="10.6cm" svg:height="12.231cm" svg:x="1.4cm" svg:y="4.768cm">
          <draw:text-box>
            <text:p><text:span text:style-name="T12">s=[1,7,3,4,['a','b'] ]</text:span></text:p>
            <text:p><text:span text:style-name="T12"/></text:p>
            <text:p text:style-name="P14"><text:span text:style-name="T12">s=[1,5,3,4,]</text:span></text:p>
            <text:p><text:span text:style-name="T12"/></text:p>
            <text:p><text:span text:style-name="T13">len</text:span><text:span text:style-name="T12">(s) <text:s text:c="5"/></text:span><text:span text:style-name="T13">sorted</text:span><text:span text:style-name="T12">(s)</text:span></text:p>
            <text:p><text:span text:style-name="T12"/></text:p>
            <text:p text:style-name="P14"><text:span text:style-name="T12">s[2] <text:s text:c="2"/>s[2:] <text:s/>s[2:4]</text:span></text:p>
            <text:p><text:span text:style-name="T12"/></text:p>
            <text:p><text:span text:style-name="T12">2 </text:span><text:span text:style-name="T13">in</text:span><text:span text:style-name="T12"> s</text:span></text:p>
          </draw:text-box>
        </draw:frame>
        <draw:frame draw:style-name="gr7" draw:text-style-name="P13" draw:layer="layout" svg:width="8.702cm" svg:height="7.781cm" svg:x="15.098cm" svg:y="5cm">
          <draw:text-box>
            <text:p><text:span text:style-name="T12">s.</text:span><text:span text:style-name="T13">append</text:span><text:span text:style-name="T12">(9)</text:span></text:p>
            <text:p><text:span text:style-name="T12"/></text:p>
            <text:p><text:span text:style-name="T14">s.</text:span><text:span text:style-name="T15">insert</text:span><text:span text:style-name="T14">(5,</text:span><text:span text:style-name="T12">'a')</text:span></text:p>
            <text:p><text:span text:style-name="T12"/></text:p>
            <text:p><text:span text:style-name="T12">s.</text:span><text:span text:style-name="T13">index</text:span><text:span text:style-name="T12">(2)</text:span></text:p>
            <text:p><text:span text:style-name="T16"/></text:p>
            <text:p><text:span text:style-name="T16"/></text:p>
          </draw:text-box>
        </draw:frame>
        <draw:frame draw:style-name="gr8" draw:text-style-name="P13" draw:layer="layout" svg:width="19cm" svg:height="4.839cm" svg:x="6.6cm" svg:y="15.8cm">
          <draw:text-box>
            <text:p><text:span text:style-name="T12">s = </text:span><text:span text:style-name="T13">list</text:span><text:span text:style-name="T12">(</text:span><text:span text:style-name="T13">range</text:span><text:span text:style-name="T12">(10))</text:span></text:p>
            <text:p><text:span text:style-name="T12"/></text:p>
            <text:p><text:span text:style-name="T12">s = [ i/2 </text:span><text:span text:style-name="T13">for</text:span><text:span text:style-name="T12"> i </text:span><text:span text:style-name="T13">in</text:span><text:span text:style-name="T12"> </text:span><text:span text:style-name="T13">range</text:span><text:span text:style-name="T12">(10) </text:span><text:span text:style-name="T13">if</text:span><text:span text:style-name="T12"> i!=3 <text:s/>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кортежи (tuple) </text:span></text:p>
          </draw:text-box>
        </draw:frame>
        <draw:frame draw:style-name="gr9" draw:text-style-name="P13" draw:layer="layout" svg:width="12.143cm" svg:height="10.4cm" svg:x="10.057cm" svg:y="9cm">
          <draw:text-box>
            <text:p><text:span text:style-name="T12"><text:s text:c="3"/>c = (1,2,3,5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словари (dict) </text:span></text:p>
          </draw:text-box>
        </draw:frame>
        <draw:frame draw:style-name="gr9" draw:text-style-name="P13" draw:layer="layout" svg:width="24cm" svg:height="10.4cm" svg:x="1.8cm" svg:y="6.8cm">
          <draw:text-box>
            <text:p><text:span text:style-name="T14">d = { 'a':1, 'b':44, 'c':45, </text:span><text:span text:style-name="T12">'cvc':-1, <text:s/>}</text:span></text:p>
            <text:p><text:span text:style-name="T12"/></text:p>
            <text:p><text:span text:style-name="T12">d['c']→ 45</text:span></text:p>
            <text:p><text:span text:style-name="T12"/></text:p>
            <text:p><text:span text:style-name="T12">d.keys() <text:s text:c="5"/>d.values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множества (set) </text:span></text:p>
          </draw:text-box>
        </draw:frame>
        <draw:frame draw:style-name="gr10" draw:text-style-name="P13" draw:layer="layout" svg:width="20cm" svg:height="13.6cm" svg:x="3.4cm" svg:y="5.4cm">
          <draw:text-box>
            <text:p><text:span text:style-name="T12">s = </text:span><text:span text:style-name="T13">set</text:span><text:span text:style-name="T12">([1,2,3,1,3,4,5]) <text:s/></text:span></text:p>
            <text:p><text:span text:style-name="T12"/></text:p>
            <text:p><text:span text:style-name="T12">{1,2,3,4,5}</text:span><text:span text:style-name="T12"><text:line-break/></text:span><text:span text:style-name="T12"><text:line-break/></text:span><text:span text:style-name="T12">s[2] → error</text:span></text:p>
            <text:p><text:span text:style-name="T12"/></text:p>
            <text:p><text:span text:style-name="T12">операции: <text:s text:c="2"/>&amp; <text:s/>| <text:s/>-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менеджер контекстов (with) </text:span></text:p>
          </draw:text-box>
        </draw:frame>
        <draw:frame draw:style-name="gr11" draw:text-style-name="P15" draw:layer="layout" svg:width="23.8cm" svg:height="9.754cm" svg:x="1.8cm" svg:y="6.446cm">
          <draw:text-box>
            <text:p><text:span text:style-name="T12"/></text:p>
            <text:p><text:span text:style-name="T12"><text:s text:c="3"/></text:span><text:span text:style-name="T17">with</text:span><text:span text:style-name="T12"> open('temp.txt','r') as f:</text:span></text:p>
            <text:p><text:span text:style-name="T12"><text:s text:c="6"/>x = f.read()</text:span></text:p>
            <text:p><text:span text:style-name="T12"/></text:p>
            <text:p><text:span text:style-name="T12"><text:s text:c="3"/></text:span></text:p>
            <text:p><text:span text:style-name="T17"><text:s text:c="2"/>with</text:span><text:span text:style-name="T12"> open('temp.txt','r') as f: </text:span></text:p>
            <text:p><text:span text:style-name="T12"><text:s text:c="6"/>x = [ s for s in f.read().split('\n') if s ]</text:span></text:p>
            <text:p><text:span text:style-name="T16"/></text:p>
            <text:p><text:span text:style-name="T16"><text:s text:c="2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функции</text:span></text:p>
          </draw:text-box>
        </draw:frame>
        <draw:frame draw:style-name="gr12" draw:text-style-name="P16" draw:layer="layout" svg:width="23cm" svg:height="11.882cm" svg:x="2.8cm" svg:y="6.2cm">
          <draw:text-box>
            <text:p><text:span text:style-name="T17">def</text:span><text:span text:style-name="T12"> myfunc(x,y=1):</text:span></text:p>
            <text:p><text:span text:style-name="T12"><text:s text:c="6"/>print(x)</text:span></text:p>
            <text:p><text:span text:style-name="T12"><text:s text:c="6"/></text:span><text:span text:style-name="T17">return</text:span><text:span text:style-name="T12"> x+1,y/2</text:span></text:p>
            <text:p><text:span text:style-name="T12"/></text:p>
            <text:p text:style-name="P14"><text:span text:style-name="T18">возможность определения значения параметра по умолчанию </text:span></text:p>
            <text:p text:style-name="P14"><text:span text:style-name="T18"/></text:p>
            <text:p text:style-name="P14"><text:span text:style-name="T18"/></text:p>
            <text:p><text:span text:style-name="T12">a,b = myfunc(y=5,x=-1</text:span><text:span text:style-name="T19">)</text:span></text:p>
            <text:p><text:span text:style-name="T19"/></text:p>
            <text:p><text:span text:style-name="T19">возможность именования параметров</text:span></text:p>
            <text:p><text:span text:style-name="T19"/></text:p>
            <text:p><text:span text:style-name="T19"/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итераторы</text:span></text:p>
          </draw:text-box>
        </draw:frame>
        <draw:frame draw:style-name="gr13" draw:text-style-name="P17" draw:layer="layout" svg:width="22cm" svg:height="7.181cm" svg:x="2cm" svg:y="4.179cm">
          <draw:text-box>
            <text:p text:style-name="P14"><text:span text:style-name="T19">объект перечислитель</text:span></text:p>
            <text:p><text:span text:style-name="T19"/></text:p>
            <text:p><text:span text:style-name="T19">реализует навигацию по элементам другого объекта</text:span></text:p>
            <text:p><text:span text:style-name="T19"/></text:p>
            <text:p><text:span text:style-name="T19">выдаёт следующий элемент __next__()</text:span></text:p>
            <text:p><text:span text:style-name="T19"/></text:p>
            <text:p><text:span text:style-name="T20">если элементов больше нет </text:span></text:p>
            <text:p><text:span text:style-name="T20"><text:s text:c="3"/>то «</text:span><text:span text:style-name="T19">бросает» исключение</text:span></text:p>
            <text:p><text:span text:style-name="T19"/></text:p>
          </draw:text-box>
        </draw:frame>
        <draw:frame draw:style-name="gr14" draw:text-style-name="P13" draw:layer="layout" svg:width="10.4cm" svg:height="6.39cm" svg:x="2.4cm" svg:y="11.8cm">
          <draw:text-box>
            <text:p><text:span text:style-name="T14">s=</text:span><text:span text:style-name="T12">'abcdef'</text:span></text:p>
            <text:p><text:span text:style-name="T12">it_s = </text:span><text:span text:style-name="T13">iter</text:span><text:span text:style-name="T12">(s)</text:span></text:p>
            <text:p><text:span text:style-name="T12">it_s.</text:span><text:span text:style-name="T13">__next__</text:span><text:span text:style-name="T12">()</text:span></text:p>
            <text:p><text:span text:style-name="T12">for c in it_s:</text:span></text:p>
            <text:p><text:span text:style-name="T12"><text:s text:c="3"/>print(c)</text:span></text:p>
          </draw:text-box>
        </draw:frame>
        <draw:frame draw:style-name="gr15" draw:text-style-name="P13" draw:layer="layout" svg:width="13cm" svg:height="5.4cm" svg:x="13.2cm" svg:y="12cm">
          <draw:text-box>
            <text:p><text:span text:style-name="T14">s=</text:span><text:span text:style-name="T12">'abcdef'</text:span></text:p>
            <text:p><text:span text:style-name="T12">for c in s:</text:span></text:p>
            <text:p><text:span text:style-name="T12"><text:s text:c="3"/>print(c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генераторы</text:span></text:p>
          </draw:text-box>
        </draw:frame>
        <draw:frame draw:style-name="gr16" draw:text-style-name="P13" draw:layer="layout" svg:width="18cm" svg:height="11.033cm" svg:x="5cm" svg:y="6.2cm">
          <draw:text-box>
            <text:p><text:span text:style-name="T12">генерируем последовательность</text:span></text:p>
            <text:p><text:span text:style-name="T12"/></text:p>
            <text:p><text:span text:style-name="T12">def ones(n):</text:span></text:p>
            <text:p><text:span text:style-name="T12"><text:s text:c="3"/>while n &gt; 0:</text:span></text:p>
            <text:p><text:span text:style-name="T12"><text:s text:c="7"/>n -= 1</text:span></text:p>
            <text:p><text:span text:style-name="T12"><text:s text:c="7"/></text:span><text:span text:style-name="T13">yield</text:span><text:span text:style-name="T12"> 1</text:span></text:p>
            <text:p><text:span text:style-name="T12"/></text:p>
            <text:p><text:span text:style-name="T12">for o in ones(4): </text:span></text:p>
            <text:p><text:span text:style-name="T12"><text:s text:c="3"/>print(o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21">функциональное программирование</text:span><text:span text:style-name="T4"> </text:span></text:p>
          </draw:text-box>
        </draw:frame>
        <draw:frame draw:style-name="gr17" draw:text-style-name="P13" draw:layer="layout" svg:width="25.4cm" svg:height="8.4cm" svg:x="1.6cm" svg:y="5.6cm">
          <draw:text-box>
            <text:p><text:span text:style-name="T12">squares = </text:span><text:span text:style-name="T17">map</text:span><text:span text:style-name="T12">(</text:span><text:span text:style-name="T17">lambda</text:span><text:span text:style-name="T12"> x: x * x, [0, 1, 2, 3, 4])</text:span></text:p>
            <text:p><text:span text:style-name="T12"/></text:p>
            <text:p><text:span text:style-name="T12">sum = </text:span><text:span text:style-name="T17">reduce</text:span><text:span text:style-name="T12">(</text:span><text:span text:style-name="T17">lambda</text:span><text:span text:style-name="T12"> a, x: a + x, [0, 1, 2, 3, 4]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ОП</text:span></text:p>
          </draw:text-box>
        </draw:frame>
        <draw:frame draw:style-name="gr18" draw:text-style-name="P13" draw:layer="layout" svg:width="17.2cm" svg:height="6.241cm" svg:x="1.4cm" svg:y="4.453cm">
          <draw:text-box>
            <text:p><text:span text:style-name="T17">class</text:span><text:span text:style-name="T12"> Animal: </text:span></text:p>
            <text:p><text:span text:style-name="T12"><text:s text:c="2"/>def </text:span><text:span text:style-name="T17">__init__</text:span><text:span text:style-name="T12">(</text:span><text:span text:style-name="T17">self</text:span><text:span text:style-name="T12">, name, color):</text:span></text:p>
            <text:p><text:span text:style-name="T12"><text:s text:c="4"/></text:span><text:span text:style-name="T17">self</text:span><text:span text:style-name="T12">.name = name</text:span></text:p>
            <text:p><text:span text:style-name="T12"><text:s text:c="4"/>self.color = color</text:span></text:p>
          </draw:text-box>
        </draw:frame>
        <draw:frame draw:style-name="gr19" draw:text-style-name="P13" draw:layer="layout" svg:width="10cm" svg:height="6.241cm" svg:x="16.8cm" svg:y="10.561cm">
          <draw:text-box>
            <text:p><text:span text:style-name="T12">class Wolf(Animal):</text:span></text:p>
            <text:p><text:span text:style-name="T12"><text:s text:c="2"/>def bark(self):</text:span></text:p>
            <text:p><text:span text:style-name="T12"><text:s text:c="4"/>print("Grr...!") <text:s text:c="6"/></text:span></text:p>
          </draw:text-box>
        </draw:frame>
        <draw:frame draw:style-name="gr20" draw:text-style-name="P13" draw:layer="layout" svg:width="19.4cm" svg:height="8.637cm" svg:x="1.8cm" svg:y="11.12cm">
          <draw:text-box>
            <text:p><text:span text:style-name="T12">class Dog(Wolf):</text:span></text:p>
            <text:p><text:span text:style-name="T12"><text:s text:c="2"/>def bark(self):</text:span></text:p>
            <text:p><text:span text:style-name="T12"><text:s text:c="4"/>super().bark()</text:span></text:p>
            <text:p><text:span text:style-name="T12"><text:s text:c="4"/>print("Woof!")</text:span></text:p>
            <text:p><text:span text:style-name="T12"><text:s text:c="2"/>def __repr__(self):</text:span></text:p>
            <text:p><text:span text:style-name="T12"><text:s text:c="4"/>return "Dog({})".format(self.name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ОП декораторы</text:span></text:p>
          </draw:text-box>
        </draw:frame>
        <draw:frame draw:style-name="gr21" draw:text-style-name="P18" draw:layer="layout" svg:width="13.4cm" svg:height="14.111cm" svg:x="1cm" svg:y="4.62cm">
          <draw:text-box>
            <text:p><text:span text:style-name="T18">class Rectangle:</text:span></text:p>
            <text:p><text:span text:style-name="T18"><text:s text:c="4"/>def __init__(self, width, height):</text:span></text:p>
            <text:p><text:span text:style-name="T18"><text:s text:c="8"/>self.width = width</text:span></text:p>
            <text:p><text:span text:style-name="T18"><text:s text:c="8"/>self.height = height</text:span></text:p>
            <text:p><text:span text:style-name="T18"><text:s text:c="8"/>self._allowed = False</text:span></text:p>
            <text:p><text:span text:style-name="T18"/></text:p>
            <text:p><text:span text:style-name="T18"><text:s text:c="4"/>def calculate_area(self):</text:span></text:p>
            <text:p><text:span text:style-name="T18"><text:s text:c="8"/>return self.width * self.height</text:span></text:p>
            <text:p><text:span text:style-name="T18"/></text:p>
            <text:p><text:span text:style-name="T18"><text:s text:c="4"/></text:span><text:span text:style-name="T22">@classmethod</text:span></text:p>
            <text:p><text:span text:style-name="T18"><text:s text:c="4"/>def new_square(cls, side_length):</text:span></text:p>
            <text:p><text:span text:style-name="T18"><text:s text:c="8"/>return cls(side_length, side_length)</text:span></text:p>
            <text:p><text:span text:style-name="T18"/></text:p>
            <text:p><text:span text:style-name="T18"><text:s text:c="2"/></text:span><text:span text:style-name="T22"><text:s text:c="2"/>@staticmethod</text:span></text:p>
            <text:p><text:span text:style-name="T18"><text:s text:c="4"/>def square(a):</text:span></text:p>
            <text:p><text:span text:style-name="T18"><text:s text:c="8"/>return a**2</text:span></text:p>
            <text:p><text:span text:style-name="T18"/></text:p>
          </draw:text-box>
        </draw:frame>
        <draw:frame draw:style-name="gr22" draw:text-style-name="P18" draw:layer="layout" svg:width="10.6cm" svg:height="5.8cm" svg:x="15.2cm" svg:y="5cm">
          <draw:text-box>
            <text:p><text:span text:style-name="T22">@property</text:span></text:p>
            <text:p><text:span text:style-name="T18">def allowed(self):</text:span></text:p>
            <text:p><text:span text:style-name="T18"><text:s text:c="3"/>return self._allowed</text:span></text:p>
            <text:p><text:span text:style-name="T18"/></text:p>
            <text:p><text:span text:style-name="T22">@allowed.setter</text:span></text:p>
            <text:p><text:span text:style-name="T18">def allowed(self, value):</text:span></text:p>
            <text:p><text:span text:style-name="T18"><text:s text:c="3"/>self._allowed = not(value)</text:span></text:p>
          </draw:text-box>
        </draw:frame>
        <draw:frame draw:style-name="gr23" draw:text-style-name="P18" draw:layer="layout" svg:width="12cm" svg:height="7.181cm" svg:x="15cm" svg:y="11.6cm">
          <draw:text-box>
            <text:p><text:span text:style-name="T18">sq = Rectangle.new_square(5)</text:span></text:p>
            <text:p><text:span text:style-name="T18"/></text:p>
            <text:p><text:span text:style-name="T18">print(sq.calculate_area())</text:span></text:p>
            <text:p><text:span text:style-name="T23"># 25</text:span></text:p>
            <text:p><text:span text:style-name="T18">sq.allowed=0 </text:span></text:p>
            <text:p><text:span text:style-name="T18">print(sq.allowed)</text:span></text:p>
            <text:p><text:span text:style-name="T23"># True</text:span></text:p>
            <text:p><text:span text:style-name="T18">print(Rectangle.square(4))</text:span></text:p>
            <text:p><text:span text:style-name="T23"># 16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Исключения</text:span></text:p>
          </draw:text-box>
        </draw:frame>
        <draw:frame draw:style-name="gr24" draw:text-style-name="P19" draw:layer="layout" svg:width="15.2cm" svg:height="10.158cm" svg:x="5cm" svg:y="6.042cm">
          <draw:text-box>
            <text:p><text:span text:style-name="T24">try</text:span><text:span text:style-name="T25">:</text:span></text:p>
            <text:p><text:span text:style-name="T25"><text:s text:c="3"/>r = myfunc()</text:span></text:p>
            <text:p><text:span text:style-name="T24">except</text:span><text:span text:style-name="T25"> Exception as e:</text:span></text:p>
            <text:p><text:span text:style-name="T25"><text:s text:c="3"/>print(e)</text:span></text:p>
            <text:p><text:span text:style-name="T24">finally</text:span><text:span text:style-name="T25">:</text:span></text:p>
            <text:p text:style-name="P14"><text:span text:style-name="T26"><text:s text:c="3"/>print(</text:span><text:span text:style-name="T25">"end")</text:span></text:p>
            <text:p text:style-name="P14"><text:span text:style-name="T25"/></text:p>
            <text:p text:style-name="P14"><text:span text:style-name="T25"/></text:p>
            <text:p text:style-name="P14"><text:span text:style-name="T24">raise</text:span><text:span text:style-name="T25"> RuntimeError('Failed to open database') </text:span></text:p>
            <text:p><text:span text:style-name="T25"/></text:p>
            <text:p text:style-name="P14"><text:span text:style-name="T27">assert</text:span><text:span text:style-name="T26"> x==0, </text:span><text:span text:style-name="T25">'error: x!=0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модули</text:span></text:p>
          </draw:text-box>
        </draw:frame>
        <draw:frame draw:style-name="gr25" draw:text-style-name="P19" draw:layer="layout" svg:width="11.6cm" svg:height="6.771cm" svg:x="2.2cm" svg:y="6.629cm">
          <draw:text-box>
            <text:p><text:span text:style-name="T24">import</text:span><text:span text:style-name="T25"> numpy </text:span><text:span text:style-name="T24">as</text:span><text:span text:style-name="T25"> np</text:span></text:p>
            <text:p><text:span text:style-name="T25"/></text:p>
            <text:p><text:span text:style-name="T25">help(np)</text:span></text:p>
            <text:p><text:span text:style-name="T25">np.__name__</text:span></text:p>
            <text:p><text:span text:style-name="T25">np.__version__</text:span></text:p>
            <text:p><text:span text:style-name="T25"/></text:p>
            <text:p><text:span text:style-name="T24">from</text:span><text:span text:style-name="T25"> numpy.random </text:span><text:span text:style-name="T24">import</text:span><text:span text:style-name="T25"> rand</text:span></text:p>
            <text:p><text:span text:style-name="T25"/></text:p>
            <text:p><text:span text:style-name="T25"/></text:p>
            <text:p><text:span text:style-name="T25"/></text:p>
          </draw:text-box>
        </draw:frame>
        <draw:frame draw:style-name="gr26" draw:text-style-name="P19" draw:layer="layout" svg:width="4.6cm" svg:height="10.4cm" svg:x="18cm" svg:y="6.4cm">
          <draw:text-box>
            <text:p><text:span text:style-name="T25">numpy </text:span></text:p>
            <text:p><text:span text:style-name="T25"/></text:p>
            <text:p><text:span text:style-name="T25">matplotlib</text:span></text:p>
            <text:p><text:span text:style-name="T25"/></text:p>
            <text:p text:style-name="P14"><text:span text:style-name="T25">scikit-learn</text:span></text:p>
            <text:p text:style-name="P14"><text:span text:style-name="T25"/></text:p>
            <text:p><text:span text:style-name="T25">pandas</text:span></text:p>
            <text:p><text:span text:style-name="T25"/></text:p>
            <text:p><text:span text:style-name="T25">geopandas</text:span></text:p>
            <text:p><text:span text:style-name="T25"/></text:p>
            <text:p><text:span text:style-name="T25">scikit-image</text:span></text:p>
            <text:p><text:span text:style-name="T25"/></text:p>
            <text:p><text:span text:style-name="T25">librosa</text:span></text:p>
            <text:p><text:span text:style-name="T25"/></text:p>
            <text:p text:style-name="P14"><text:span text:style-name="T25">symp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2" draw:text-style-name="P2" draw:layer="layout" svg:width="25.199cm" svg:height="2.163cm" svg:x="1.4cm" svg:y="1.637cm" presentation:class="title" presentation:user-transformed="true">
          <draw:text-box>
            <text:p><text:span text:style-name="T4">Python: </text:span><text:span text:style-name="T16">что почитать?</text:span></text:p>
          </draw:text-box>
        </draw:frame>
        <draw:frame presentation:style-name="pr33" draw:text-style-name="P22" draw:layer="layout" svg:width="25.199cm" svg:height="12.895cm" svg:x="1.401cm" svg:y="4.905cm">
          <draw:text-box>
            <text:p text:style-name="P20"><text:span text:style-name="T28">Борисов Е.С. Методы машинного обучения. 2025</text:span></text:p>
            <text:p text:style-name="P20"><text:span text:style-name="T28">https://github.com/mechanoid5/ml_lectorium_2025_I</text:span></text:p>
            <text:p text:style-name="P20"><text:span text:style-name="T28"/></text:p>
            <text:p text:style-name="P20"><text:span text:style-name="T28"/></text:p>
            <text:p text:style-name="P21"><text:span text:style-name="T29">Лутц М. Изучаем Python. пер. с англ. — СПб.: ООО “Диалектика”, 2019.</text:span></text:p>
            <text:p text:style-name="P21"><text:span text:style-name="T29"/></text:p>
            <text:p text:style-name="P21"><text:span text:style-name="T29"/></text:p>
            <text:p text:style-name="P21"><text:span text:style-name="T29">Дауни А. <text:s text:c="3"/>Основы Python. Научитесь думать как программист. пер. с англ. </text:span></text:p>
            <text:p text:style-name="P21"><text:span text:style-name="T29">— Москва : "Манн, Иванов и Фербер", 2021.</text:span></text:p>
            <text:p text:style-name="P21"><text:span text:style-name="T29"/></text:p>
            <text:p text:style-name="P21"><text:span text:style-name="T29"/></text:p>
            <text:p text:style-name="P21"><text:span text:style-name="T29">Дейтел П., Дейтел Х. <text:s/>Python: Искусственный интеллект, большие данные и облачные вычисления.</text:span></text:p>
            <text:p text:style-name="P21"><text:span text:style-name="T29"><text:s/>— СПб.: Питер, 2020.</text:span></text:p>
            <text:p text:style-name="P21"><text:span text:style-name="T29"/></text:p>
            <text:p text:style-name="P21"><text:span text:style-name="T29"/></text:p>
            <text:p text:style-name="P21"><text:span text:style-name="T29">Python Help : Tutorial <text:s text:c="3"/></text:span></text:p>
            <text:p text:style-name="P21"><text:span text:style-name="T29"><text:a xlink:href="https://docs.python.org/3/tutorial/index.html" xlink:type="simple">https://docs.python.org/3/tutorial/index.html</text:a></text:span></text:p>
            <text:p text:style-name="P21"><text:span text:style-name="T29"><text:s/></text:span></text:p>
            <text:p text:style-name="P21"><text:span text:style-name="T29"/></text:p>
            <text:p text:style-name="P21"><text:span text:style-name="T29">SoloLearn : Python <text:s text:c="2"/></text:span></text:p>
            <text:p text:style-name="P21"><text:span text:style-name="T29"><text:a xlink:href="http://www.sololearn.com/Course/Python/" xlink:type="simple">http://www.sololearn.com/Course/Python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5-10-10T14:32:33.560742278</dc:date>
    <meta:editing-duration>PT14H3M51S</meta:editing-duration>
    <meta:editing-cycles>181</meta:editing-cycles>
    <meta:generator>LibreOffice/25.2.4.3$Linux_X86_64 LibreOffice_project/520$Build-3</meta:generator>
    <meta:document-statistic meta:object-count="192"/>
  </office:meta>
</office:document-meta>
</file>